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1" table:visibility="collapse"/>
        <table:table-column table:style-name="co2" table:default-cell-style-name="ce18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number-columns-repeated="16379" table:style-name="ce1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<text:s/><text:span text:style-name="T3">0.5кг</text:span>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0" table:style-name="ce10">
            <text:p>200</text:p>
          </table:table-cell>
          <table:table-cell office:value-type="string" table:style-name="ce1">
            <text:p>Традиционна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number-columns-repeated="16379" table:style-name="ce1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table:number-columns-repeated="16379" table:style-name="ce1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50" table:style-name="ce10">
            <text:p>5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40" table:style-name="ce10">
            <text:p>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0">
            <text:p>3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700" table:style-name="ce10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4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0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7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7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8"/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9"/>
          <table:table-cell office:value-type="float" office:value="0" table:formula="of:=[.C54]-[.B54]" table:style-name="ce9">
            <text:p>0</text:p>
          </table:table-cell>
          <table:table-cell office:value-type="float" office:value="150" table:style-name="ce18">
            <text:p>15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9"/>
          <table:table-cell office:value-type="float" office:value="2080" table:formula="of:=SUM([.E2:.E54])" table:style-name="ce18">
            <text:p>208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0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0-01T07:37:17Z</dc:date>
    <meta:print-date>2024-07-02T10:41:14Z</meta:print-date>
    <meta:editing-cycles>114</meta:editing-cycles>
    <meta:editing-duration>PT137585S</meta:editing-duration>
  </office:meta>
</office:document-meta>
</file>